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51pt" svg:height="255.09pt" svg:x="270.57pt" svg:y="107.23pt">
            <loext:p draw:notify-on-update-of-ranges="Sheet1.A5:Sheet1.A7 Sheet1.H4:Sheet1.H4 Sheet1.H5:Sheet1.H7 Sheet1.G4:Sheet1.G4 Sheet1.G5:Sheet1.G7 Sheet1.F4:Sheet1.F4 Sheet1.F5:Sheet1.F7 Sheet1.E4:Sheet1.E4 Sheet1.E5:Sheet1.E7 Sheet1.D4:Sheet1.D4 Sheet1.D5:Sheet1.D7 Sheet1.C4:Sheet1.C4 Sheet1.C5:Sheet1.C7 Sheet1.B4:Sheet1.B4 Sheet1.B5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David Cabezas Berrido</text:p>
          </table:table-cell>
          <table:covered-table-cell table:number-columns-repeated="3" table:style-name="Default"/>
          <table:covered-table-cell/>
          <table:table-cell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Intel Core i7-6700HQ @ 2.60GHz x 8</text:p>
          </table:table-cell>
          <table:covered-table-cell table:number-columns-repeated="4" table:style-name="ce1"/>
          <table:table-cell table:style-name="ce1" table:number-columns-repeated="4"/>
        </table:table-row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/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8860.5" calcext:value-type="float">
            <text:p>8860.5</text:p>
          </table:table-cell>
          <table:table-cell office:value-type="float" office:value="2580.7" calcext:value-type="float">
            <text:p>2580.7</text:p>
          </table:table-cell>
          <table:table-cell office:value-type="float" office:value="809.8" calcext:value-type="float">
            <text:p>809.8</text:p>
          </table:table-cell>
          <table:table-cell table:style-name="ce2" office:value-type="float" office:value="1576.1" calcext:value-type="float">
            <text:p>1576.1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214.5" calcext:value-type="float">
            <text:p>214.5</text:p>
          </table:table-cell>
          <table:table-cell table:style-name="ce2" office:value-type="float" office:value="126.3" calcext:value-type="float">
            <text:p>126.3</text:p>
          </table:table-cell>
          <table:table-cell table:style-name="ce1"/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4988.1" calcext:value-type="float">
            <text:p>4988.1</text:p>
          </table:table-cell>
          <table:table-cell office:value-type="float" office:value="627.9" calcext:value-type="float">
            <text:p>627.9</text:p>
          </table:table-cell>
          <table:table-cell office:value-type="float" office:value="641.5" calcext:value-type="float">
            <text:p>641.5</text:p>
          </table:table-cell>
          <table:table-cell table:style-name="ce2" office:value-type="float" office:value="459.8" calcext:value-type="float">
            <text:p>459.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50.9" calcext:value-type="float">
            <text:p>50.9</text:p>
          </table:table-cell>
          <table:table-cell table:style-name="ce1"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5070.3" calcext:value-type="float">
            <text:p>5070.3</text:p>
          </table:table-cell>
          <table:table-cell office:value-type="float" office:value="506" calcext:value-type="float">
            <text:p>506</text:p>
          </table:table-cell>
          <table:table-cell office:value-type="float" office:value="797.5" calcext:value-type="float">
            <text:p>797.5</text:p>
          </table:table-cell>
          <table:table-cell table:style-name="ce2" office:value-type="float" office:value="346.4" calcext:value-type="float">
            <text:p>346.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50.8" calcext:value-type="float">
            <text:p>50.8</text:p>
          </table:table-cell>
          <table:table-cell table:style-name="ce1"/>
        </table:table-row>
        <table:table-row table:style-name="ro1">
          <table:table-cell/>
          <table:table-cell table:style-name="ce1" table:number-columns-repeated="8"/>
        </table:table-row>
        <table:table-row table:style-name="ro1" table:number-rows-repeated="2">
          <table:table-cell table:style-name="Default"/>
          <table:table-cell table:style-name="ce1" table:number-columns-repeated="8"/>
        </table:table-row>
        <table:table-row table:style-name="ro1">
          <table:table-cell table:style-name="Default"/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8860.5" calcext:value-type="float">
            <text:p>8860.5</text:p>
          </table:table-cell>
          <table:table-cell office:value-type="float" office:value="4988.1" calcext:value-type="float">
            <text:p>4988.1</text:p>
          </table:table-cell>
          <table:table-cell office:value-type="float" office:value="5070.3" calcext:value-type="float">
            <text:p>5070.3</text:p>
          </table:table-cell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580.7" calcext:value-type="float">
            <text:p>2580.7</text:p>
          </table:table-cell>
          <table:table-cell office:value-type="float" office:value="627.9" calcext:value-type="float">
            <text:p>627.9</text:p>
          </table:table-cell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809.8" calcext:value-type="float">
            <text:p>809.8</text:p>
          </table:table-cell>
          <table:table-cell office:value-type="float" office:value="641.5" calcext:value-type="float">
            <text:p>641.5</text:p>
          </table:table-cell>
          <table:table-cell office:value-type="float" office:value="797.5" calcext:value-type="float">
            <text:p>79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576.1" calcext:value-type="float">
            <text:p>1576.1</text:p>
          </table:table-cell>
          <table:table-cell office:value-type="float" office:value="459.8" calcext:value-type="float">
            <text:p>459.8</text:p>
          </table:table-cell>
          <table:table-cell office:value-type="float" office:value="346.4" calcext:value-type="float">
            <text:p>346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57.7" calcext:value-type="float">
            <text:p>57.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214.5" calcext:value-type="float">
            <text:p>214.5</text:p>
          </table:table-cell>
          <table:table-cell office:value-type="float" office:value="52.8" calcext:value-type="float">
            <text:p>52.8</text:p>
          </table:table-cell>
          <table:table-cell office:value-type="float" office:value="50.2" calcext:value-type="float">
            <text:p>5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126.3" calcext:value-type="float">
            <text:p>126.3</text:p>
          </table:table-cell>
          <table:table-cell office:value-type="float" office:value="50.9" calcext:value-type="float">
            <text:p>50.9</text:p>
          </table:table-cell>
          <table:table-cell office:value-type="float" office:value="50.8" calcext:value-type="float">
            <text:p>50.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8:44:19.055842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8:29:08.251661228</meta:creation-date>
    <dc:date>2017-12-07T18:44:31.058131407</dc:date>
    <meta:editing-duration>PT43M51S</meta:editing-duration>
    <meta:editing-cycles>8</meta:editing-cycles>
    <meta:generator>LibreOffice/5.3.1.2$Linux_X86_64 LibreOffice_project/30m0$Build-2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6 5 4 3 2 1 0" chart:style-name="ch1">
        <chart:title svg:x="6.6cm" svg:y="0.316cm" chart:style-name="ch2">
          <text:p>POPCOUNT</text:p>
        </chart:title>
        <chart:legend chart:legend-position="end" svg:x="14.869cm" svg:y="2.777cm" style:legend-expansion="high" chart:style-name="ch3"/>
        <chart:plot-area chart:style-name="ch4" table:cell-range-address="Sheet1.A5:Sheet1.B7 Sheet1.C4:Sheet1.H7 Sheet1.B4:Sheet1.B4" chart:data-source-has-labels="both" svg:x="0.32cm" svg:y="1.289cm" svg:width="14.229cm" svg:height="7.5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89cm" svg:y="1.289cm" svg:width="13.083cm" svg:height="6.9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5:Sheet1.A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H5:Sheet1.H7" chart:label-cell-address="Sheet1.H4:Sheet1.H4" chart:class="chart:bar">
            <chart:data-point chart:repeated="3"/>
          </chart:series>
          <chart:series chart:style-name="ch9" chart:values-cell-range-address="Sheet1.G5:Sheet1.G7" chart:label-cell-address="Sheet1.G4:Sheet1.G4" chart:class="chart:bar">
            <chart:data-point chart:repeated="3"/>
          </chart:series>
          <chart:series chart:style-name="ch10" chart:values-cell-range-address="Sheet1.F5:Sheet1.F7" chart:label-cell-address="Sheet1.F4:Sheet1.F4" chart:class="chart:bar">
            <chart:data-point chart:repeated="3"/>
          </chart:series>
          <chart:series chart:style-name="ch11" chart:values-cell-range-address="Sheet1.E5:Sheet1.E7" chart:label-cell-address="Sheet1.E4:Sheet1.E4" chart:class="chart:bar">
            <chart:data-point chart:repeated="3"/>
          </chart:series>
          <chart:series chart:style-name="ch12" chart:values-cell-range-address="Sheet1.D5:Sheet1.D7" chart:label-cell-address="Sheet1.D4:Sheet1.D4" chart:class="chart:bar">
            <chart:data-point chart:repeated="3"/>
          </chart:series>
          <chart:series chart:style-name="ch13" chart:values-cell-range-address="Sheet1.C5:Sheet1.C7" chart:label-cell-address="Sheet1.C4:Sheet1.C4" chart:class="chart:bar">
            <chart:data-point chart:repeated="3"/>
          </chart:series>
          <chart:series chart:style-name="ch14" chart:values-cell-range-address="Sheet1.B5:Sheet1.B7" chart:label-cell-address="Sheet1.B4:Sheet1.B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7</text:p>
                <draw:g>
                  <svg:desc>Sheet1.H4:Sheet1.H4</svg:desc>
                </draw:g>
              </table:table-cell>
              <table:table-cell office:value-type="string">
                <text:p>v6</text:p>
                <draw:g>
                  <svg:desc>Sheet1.G4:Sheet1.G4</svg:desc>
                </draw:g>
              </table:table-cell>
              <table:table-cell office:value-type="string">
                <text:p>v5</text:p>
                <draw:g>
                  <svg:desc>Sheet1.F4:Sheet1.F4</svg:desc>
                </draw:g>
              </table:table-cell>
              <table:table-cell office:value-type="string">
                <text:p>v4</text:p>
                <draw:g>
                  <svg:desc>Sheet1.E4:Sheet1.E4</svg:desc>
                </draw:g>
              </table:table-cell>
              <table:table-cell office:value-type="string">
                <text:p>v3</text:p>
                <draw:g>
                  <svg:desc>Sheet1.D4:Sheet1.D4</svg:desc>
                </draw:g>
              </table:table-cell>
              <table:table-cell office:value-type="string">
                <text:p>v2</text:p>
                <draw:g>
                  <svg:desc>Sheet1.C4:Sheet1.C4</svg:desc>
                </draw:g>
              </table:table-cell>
              <table:table-cell office:value-type="string">
                <text:p>v1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Sheet1.A5:Sheet1.A7</svg:desc>
                </draw:g>
              </table:table-cell>
              <table:table-cell office:value-type="float" office:value="126.3">
                <text:p>126.3</text:p>
                <draw:g>
                  <svg:desc>Sheet1.H5:Sheet1.H7</svg:desc>
                </draw:g>
              </table:table-cell>
              <table:table-cell office:value-type="float" office:value="214.5">
                <text:p>214.5</text:p>
                <draw:g>
                  <svg:desc>Sheet1.G5:Sheet1.G7</svg:desc>
                </draw:g>
              </table:table-cell>
              <table:table-cell office:value-type="float" office:value="57.7">
                <text:p>57.7</text:p>
                <draw:g>
                  <svg:desc>Sheet1.F5:Sheet1.F7</svg:desc>
                </draw:g>
              </table:table-cell>
              <table:table-cell office:value-type="float" office:value="1576.1">
                <text:p>1576.1</text:p>
                <draw:g>
                  <svg:desc>Sheet1.E5:Sheet1.E7</svg:desc>
                </draw:g>
              </table:table-cell>
              <table:table-cell office:value-type="float" office:value="809.8">
                <text:p>809.8</text:p>
                <draw:g>
                  <svg:desc>Sheet1.D5:Sheet1.D7</svg:desc>
                </draw:g>
              </table:table-cell>
              <table:table-cell office:value-type="float" office:value="2580.7">
                <text:p>2580.7</text:p>
                <draw:g>
                  <svg:desc>Sheet1.C5:Sheet1.C7</svg:desc>
                </draw:g>
              </table:table-cell>
              <table:table-cell office:value-type="float" office:value="8860.5">
                <text:p>8860.5</text:p>
                <draw:g>
                  <svg:desc>Sheet1.B5:Sheet1.B7</svg:desc>
                </draw:g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50.9">
                <text:p>50.9</text:p>
              </table:table-cell>
              <table:table-cell office:value-type="float" office:value="52.8">
                <text:p>52.8</text:p>
              </table:table-cell>
              <table:table-cell office:value-type="float" office:value="33">
                <text:p>33</text:p>
              </table:table-cell>
              <table:table-cell office:value-type="float" office:value="459.8">
                <text:p>459.8</text:p>
              </table:table-cell>
              <table:table-cell office:value-type="float" office:value="641.5">
                <text:p>641.5</text:p>
              </table:table-cell>
              <table:table-cell office:value-type="float" office:value="627.9">
                <text:p>627.9</text:p>
              </table:table-cell>
              <table:table-cell office:value-type="float" office:value="4988.1">
                <text:p>4988.1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50.8">
                <text:p>50.8</text:p>
              </table:table-cell>
              <table:table-cell office:value-type="float" office:value="50.2">
                <text:p>50.2</text:p>
              </table:table-cell>
              <table:table-cell office:value-type="float" office:value="30">
                <text:p>30</text:p>
              </table:table-cell>
              <table:table-cell office:value-type="float" office:value="346.4">
                <text:p>346.4</text:p>
              </table:table-cell>
              <table:table-cell office:value-type="float" office:value="797.5">
                <text:p>797.5</text:p>
              </table:table-cell>
              <table:table-cell office:value-type="float" office:value="506">
                <text:p>506</text:p>
              </table:table-cell>
              <table:table-cell office:value-type="float" office:value="5070.3">
                <text:p>507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